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T10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Résumé texte<text:s/>2 :</text:p>
      <text:p text:style-name="P2">La publicité révèle de façons évidentes la nature du phénomène humoristique.</text:p>
      <text:p text:style-name="P3">Les publicités se penche sur le ton de l’humour à l’instar du style traditionnel.</text:p>
      <text:p text:style-name="P4">Il y a une limite à la forme afin de glorifier le produit.</text:p>
      <text:p text:style-name="P5"/>
      <text:p text:style-name="P6"/>
      <text:p text:style-name="P7">Solution :</text:p>
      <text:p text:style-name="P8">Envahissant la publicité, l’humour là transforme tend au vidé de contenu.</text:p>
      <text:p text:style-name="P9">Cependant même si la publicité pousse très loin le jeu humoristique, il y a des limites à ne pas dépasser :</text:p>
      <text:p text:style-name="Normal"><text:span text:style-name="T10">Le message doit vanter le produit et mettre la marque en lumière. Ce à quoi il parvient d’autant mieux qu’il parait gratuit et fantaisis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10-05T09:07:00Z</meta:creation-date>
    <dc:date>2021-10-05T10:13:00Z</dc:date>
    <meta:template xlink:href="Normal" xlink:type="simple"/>
    <meta:editing-cycles>1</meta:editing-cycles>
    <meta:editing-duration>PT0S</meta:editing-duration>
    <meta:document-statistic meta:page-count="1" meta:paragraph-count="1" meta:word-count="85" meta:character-count="569" meta:row-count="4" meta:non-whitespace-character-count="485"/>
  </office:meta>
</office:document-meta>
</file>